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C000063C600003E1AA20F682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5.541cm" svg:height="15.897cm" svg:x="1.287cm" svg:y="2.603cm">
          <draw:image xlink:href="Pictures/200000DC000063C600003E1AA20F682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10T21:13:24</meta:creation-date>
    <dc:date>2009-08-22T17:50:20</dc:date>
    <dc:language>en-US</dc:language>
    <meta:editing-cycles>3</meta:editing-cycles>
    <meta:editing-duration>PT1M2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